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75in" text:min-label-width="0.2916in" text:list-level-position-and-space-mode="label-alignment">
          <style:list-level-label-alignment text:label-followed-by="listtab" fo:margin-left="1.0416in" fo:text-indent="-0.2916in"/>
        </style:list-level-properties>
      </text:list-level-style-number>
      <text:list-level-style-number text:level="3" style:num-list-format-name="NLF1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text:list-style style:name="LFO3">
      <text:list-level-style-number text:level="1" style:num-suffix="." style:num-list-format-name="NLF2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style:style style:name="P1" style:parent-style-name="Parasts" style:master-page-name="MP0" style:family="paragraph">
      <style:paragraph-properties fo:break-before="page" fo:text-align="center"/>
    </style:style>
    <style:style style:name="T2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Paras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4" style:parent-style-name="Paras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" style:parent-style-name="Paras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" style:parent-style-name="Paras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" style:parent-style-name="Paras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8" style:parent-style-name="Parasts" style:family="paragraph">
      <style:paragraph-properties fo:text-align="center"/>
    </style:style>
    <style:style style:name="T9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0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1" style:parent-style-name="Parasts" style:family="paragraph">
      <style:paragraph-properties fo:text-align="center"/>
    </style:style>
    <style:style style:name="T12" style:parent-style-name="Noklusējumarindkopasfonts" style:family="text">
      <style:text-properties style:font-name="Times New Roman" style:font-name-complex="Times New Roman" fo:font-size="18pt" style:font-size-asian="18pt" style:font-size-complex="18pt"/>
    </style:style>
    <style:style style:name="P13" style:parent-style-name="Paras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Paras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Paras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Paras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7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18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19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0" style:parent-style-name="Parasts" style:family="paragraph">
      <style:paragraph-properties fo:text-align="end"/>
    </style:style>
    <style:style style:name="T21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4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5" style:parent-style-name="Parasts" style:family="paragraph">
      <style:paragraph-properties fo:text-align="end"/>
    </style:style>
    <style:style style:name="T26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9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0" style:parent-style-name="Parasts" style:family="paragraph">
      <style:paragraph-properties fo:text-align="end"/>
    </style:style>
    <style:style style:name="T31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4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5" style:parent-style-name="Parasts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6" style:parent-style-name="Paras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Parasts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8" style:parent-style-name="Parasts" style:family="paragraph">
      <style:paragraph-properties fo:text-align="justify" fo:text-indent="0.3937in"/>
      <style:text-properties style:font-name="Times New Roman" style:font-name-complex="Times New Roman" fo:font-size="14pt" style:font-size-asian="14pt" style:font-size-complex="14pt"/>
    </style:style>
    <style:style style:name="P39" style:parent-style-name="Parasts" style:family="paragraph">
      <style:paragraph-properties fo:text-align="justify" fo:text-indent="0.3937in"/>
    </style:style>
    <style:style style:name="T40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1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Parasts" style:family="paragraph">
      <style:paragraph-properties fo:text-align="justify" fo:text-indent="0.3937in"/>
    </style:style>
    <style:style style:name="T49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0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arakstarindkopa" style:list-style-name="LFO1" style:family="paragraph">
      <style:paragraph-properties fo:text-align="justify" fo:margin-lef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2" style:parent-style-name="Sarakstarindkopa" style:list-style-name="LFO1" style:family="paragraph">
      <style:paragraph-properties fo:text-align="justify" fo:margin-lef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3" style:parent-style-name="Sarakstarindkopa" style:list-style-name="LFO1" style:family="paragraph">
      <style:paragraph-properties fo:text-align="justify" fo:margin-lef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4" style:parent-style-name="Sarakstarindkopa" style:list-style-name="LFO1" style:family="paragraph">
      <style:paragraph-properties fo:text-align="justify" fo:margin-lef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5" style:parent-style-name="Parasts" style:family="paragraph">
      <style:paragraph-properties fo:text-align="justify" fo:text-indent="0.3937in"/>
    </style:style>
    <style:style style:name="T56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Parasts" style:family="paragraph">
      <style:paragraph-properties fo:text-align="justify" fo:text-indent="0.3937in"/>
    </style:style>
    <style:style style:name="T60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1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Parasts" style:family="paragraph">
      <style:paragraph-properties fo:text-align="justify" fo:text-indent="0.3937in"/>
    </style:style>
    <style:style style:name="T74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5" style:parent-style-name="Noklusējumarindkopasfonts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7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8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9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0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1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2" style:parent-style-name="Parasts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3" style:parent-style-name="Parasts" style:family="paragraph">
      <style:paragraph-properties fo:text-align="center" fo:margin-left="0.25in">
        <style:tab-stops/>
      </style:paragraph-properties>
    </style:style>
    <style:style style:name="T84" style:parent-style-name="Noklusējumarindkopasfonts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5" style:parent-style-name="Parasts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6" style:parent-style-name="Sarakstarindkopa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87" style:parent-style-name="Sarakstarindkopa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8" style:parent-style-name="Sarakstarindkopa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Sarakstarindkopa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90" style:parent-style-name="Sarakstarindkopa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91" style:parent-style-name="Parasts" style:family="paragraph">
      <style:paragraph-properties fo:margin-left="0.2583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2" style:parent-style-name="Parasts" style:family="paragraph">
      <style:paragraph-properties fo:margin-left="0.2583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3" style:parent-style-name="Parasts" style:family="paragraph">
      <style:paragraph-properties fo:margin-left="0.2583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4" style:parent-style-name="Sarakstarindkopa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95" style:parent-style-name="Sarakstarindkopa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6" style:parent-style-name="Sarakstarindkopa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7" style:parent-style-name="Parasts" style:family="paragraph">
      <style:paragraph-properties fo:text-indent="0.4916in"/>
      <style:text-properties style:font-name="Times New Roman" style:font-name-complex="Times New Roman" fo:font-size="14pt" style:font-size-asian="14pt" style:font-size-complex="14pt"/>
    </style:style>
    <style:style style:name="P98" style:parent-style-name="Parasts" style:family="paragraph">
      <style:paragraph-properties fo:margin-left="0.4916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9" style:parent-style-name="Parasts" style:family="paragraph">
      <style:paragraph-properties fo:margin-left="0.4916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0" style:parent-style-name="Parasts" style:family="paragraph">
      <style:paragraph-properties fo:margin-left="0.4916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1" style:parent-style-name="Sarakstarindkopa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2" style:parent-style-name="Parasts" style:family="paragraph">
      <style:text-properties style:font-name="Times New Roman" style:font-name-complex="Times New Roman" fo:font-size="14pt" style:font-size-asian="14pt" style:font-size-complex="14pt"/>
    </style:style>
    <style:style style:name="P103" style:parent-style-name="Sarakstarindkopa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4" style:parent-style-name="Sarakstarindkopa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Rīgas 64. vidusskola</text:span></text:p>
      <text:p text:style-name="P3"/>
      <text:p text:style-name="P4"/>
      <text:p text:style-name="P5"/>
      <text:p text:style-name="P6"/>
      <text:p text:style-name="P7"/>
      <text:p text:style-name="P8"><text:span text:style-name="T9">Ieskats mākslīgā intelekta<text:s/></text:span><text:span text:style-name="T10">pamatos</text:span></text:p>
      <text:p text:style-name="P11"><text:span text:style-name="T12">Zinātniski pētnieciskais darbs datorzinātnēs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Darba autori</text:span><text:span text:style-name="T22">:</text:span></text:p>
      <text:p text:style-name="P23">Rīgas 64. vidusskolas 12. klases skolēni</text:p>
      <text:p text:style-name="P24"><text:s/>Kristiāns Magons, Daniels Muļukins</text:p>
      <text:p text:style-name="P25"><text:span text:style-name="T26">Darba vadītājs</text:span><text:span text:style-name="T27">:</text:span></text:p>
      <text:p text:style-name="P28">Latvijas Universitātes datorzinātņu absolvents</text:p>
      <text:p text:style-name="P29">Krists Magons</text:p>
      <text:p text:style-name="P30"><text:span text:style-name="T31">Darba konsultants</text:span><text:span text:style-name="T32">:</text:span></text:p>
      <text:p text:style-name="P33">Rīgas 64. vidusskolas programmēšanas skolotājs</text:p>
      <text:p text:style-name="P34">Eduards Bukovskis</text:p>
      <text:p text:style-name="P35"/>
      <text:p text:style-name="P36">Rīga, 2025</text:p>
      <text:soft-page-break/>
      <text:p text:style-name="P37">Ievads</text:p>
      <text:p text:style-name="P38">Pēdējo gadu laikā ir strauji attīstījušās mākslīgā intelekta tehnoloģijas. Tā rīki cilvēkiem jau ir kļuvuši par būtisku palīgu ikdienā, taču prognozes par tā tālāko nākotni<text:s/>ir dažādas.<text:s/>Parasti<text:s/>nepilnības<text:s/>rodas, kad<text:s/>spriedumus mēģina veikt parastais lietotājs, jo zinātne par mākslīgo intelektu<text:s/>nepavisam nav triviāla, un šie<text:s/>vājie<text:s/>pieņēmumi<text:s/>sabiedrībā<text:s/>vairo liekas<text:s/>šaubas<text:s/>un<text:s/>bailes.<text:s/>Mākslīgais intelekts ir pētīts jau vairākus<text:s/>desmitus gadus, un ļoti daudzi cilvēki ir veltījuši savu darbu, zināšanas tā īstenošanai.<text:s/>Tāpēc ir svarīgi apskatīt šīs zinātnes pamatus, lai gūtu skaidrību par mākslīgā intelekta spējām<text:s/>un<text:s/>panāktu saprātīgu priekšstatu par tā<text:s/>turpmāko izaugsmi.</text:p>
      <text:p text:style-name="P39"><text:span text:style-name="T40">Pētījuma mērķis</text:span><text:span text:style-name="T41">: Izmantojot<text:s/></text:span><text:span text:style-name="T42">programmas<text:s/></text:span><text:span text:style-name="T43">aģentu un dažādas vides, izpētīt mākslīgā intelekta pamatalgoritma</text:span><text:span text:style-name="T44"><text:s/>(A* meklēšanas algoritms)</text:span><text:span text:style-name="T45"><text:s/>darbību atkarībā no<text:s/></text:span><text:span text:style-name="T46">aģenta, vides un iestatījumiem</text:span><text:span text:style-name="T47">.</text:span></text:p>
      <text:p text:style-name="P48"><text:span text:style-name="T49">Darba uzdevumi</text:span><text:span text:style-name="T50">:</text:span></text:p>
      <text:list text:style-name="LFO1" text:continue-numbering="true">
        <text:list-item>
          <text:p text:style-name="P51">Izmantojot C++ programmēšanas valodu, izveidot aģentu un vides simulāciju;</text:p>
        </text:list-item>
        <text:list-item>
          <text:p text:style-name="P52">Izpētīt aģenta un algoritma darbību atkarībā no vides iestatījumiem;</text:p>
        </text:list-item>
        <text:list-item>
          <text:p text:style-name="P53">Noskaidrot potenciālās vajadzības pēc atmiņas daudzuma un izšķirtspējām;</text:p>
        </text:list-item>
        <text:list-item>
          <text:p text:style-name="P54">Izvērtēt mākslīgā intelekta potenciālās spējas nākotnē.</text:p>
        </text:list-item>
      </text:list>
      <text:p text:style-name="P55"><text:span text:style-name="T56">Hipotēze</text:span><text:span text:style-name="T57">:<text:s/></text:span><text:span text:style-name="T58">Atrast teorētisku risinājumu mākslīgā intelekta problēmai nenozīmē, ka to ir viegli realizēt praktiski.</text:span></text:p>
      <text:p text:style-name="P59"><text:span text:style-name="T60">Darbā izmantotās metodes</text:span><text:span text:style-name="T61">:<text:s/></text:span><text:span text:style-name="T62">Programma tiks vairākkārt palaista</text:span><text:span text:style-name="T63">, mainot vides iestatījumus,<text:s/></text:span><text:span text:style-name="T64">aģenta īpašības un tā skaitu</text:span><text:span text:style-name="T65">.<text:s/></text:span><text:span text:style-name="T66">Iegūtie rezultāti tiks analizēti</text:span><text:span text:style-name="T67"><text:s/>(laik</text:span><text:span text:style-name="T68">s</text:span><text:span text:style-name="T69">,<text:s/></text:span><text:span text:style-name="T70">atmiņas patēriņ</text:span><text:span text:style-name="T71">š</text:span><text:span text:style-name="T72">, utt.)</text:span></text:p>
      <text:p text:style-name="P73"><text:span text:style-name="T74">Darba struktūra</text:span><text:span text:style-name="T75">: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<text:span text:style-name="T84">Teorija</text:span></text:p>
      <text:p text:style-name="P85"/>
      <text:list text:style-name="LFO2" text:continue-numbering="true">
        <text:list-item>
          <text:p text:style-name="P86">Ieskats AI</text:p>
        </text:list-item>
      </text:list>
      <text:p text:style-name="P87">1.1 Kas ir AI?</text:p>
      <text:list text:style-name="LFO2" text:continue-numbering="true">
        <text:list-item>
          <text:list>
            <text:list-item>
              <text:p text:style-name="P88">Izcelsme/Vēsture</text:p>
            </text:list-item>
            <text:list-item>
              <text:p text:style-name="P89">Pirmsākumi</text:p>
            </text:list-item>
          </text:list>
        </text:list-item>
      </text:list>
      <text:list text:style-name="LFO3" text:continue-numbering="true">
        <text:list-item>
          <text:p text:style-name="P90">Algoritmu sarežģītība</text:p>
        </text:list-item>
      </text:list>
      <text:p text:style-name="P91">2.1 Kas ir algoritmu sarežģītība?</text:p>
      <text:p text:style-name="P92">2.2 Kāpēc tas ir svarīgi?</text:p>
      <text:p text:style-name="P93">2.3 Kā tas saistās ar AI?</text:p>
      <text:list text:style-name="LFO3" text:continue-numbering="true">
        <text:list-item>
          <text:p text:style-name="P94">A* algoritms</text:p>
        </text:list-item>
      </text:list>
      <text:p text:style-name="P95">3.1 Kas ir A*?</text:p>
      <text:p text:style-name="P96">3.2 Kur tiek izmantots?</text:p>
      <text:p text:style-name="P97">4. Mūsu implementācija</text:p>
      <text:p text:style-name="P98">4.1 Sākumi. Paņēmienu izvēle, datu struktūru izmantošana</text:p>
      <text:p text:style-name="P99">4.2 Problēmas</text:p>
      <text:p text:style-name="P100">4.3 Kā viss izskatās kopskatā?</text:p>
      <text:p text:style-name="P101"/>
      <text:p text:style-name="P102"><text:tab/></text:p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23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Virsraksts1" style:display-name="Virsraksts 1" style:family="paragraph" style:parent-style-name="Parasts" style:next-style-name="Parasts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Virsraksts2" style:display-name="Virsraksts 2" style:family="paragraph" style:parent-style-name="Parasts" style:next-style-name="Parasts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Virsraksts3" style:display-name="Virsraksts 3" style:family="paragraph" style:parent-style-name="Parasts" style:next-style-name="Parasts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Virsraksts4" style:display-name="Virsraksts 4" style:family="paragraph" style:parent-style-name="Parasts" style:next-style-name="Parasts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Virsraksts5" style:display-name="Virsraksts 5" style:family="paragraph" style:parent-style-name="Parasts" style:next-style-name="Parasts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Virsraksts6" style:display-name="Virsraksts 6" style:family="paragraph" style:parent-style-name="Parasts" style:next-style-name="Parasts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Virsraksts7" style:display-name="Virsraksts 7" style:family="paragraph" style:parent-style-name="Parasts" style:next-style-name="Parasts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Virsraksts8" style:display-name="Virsraksts 8" style:family="paragraph" style:parent-style-name="Parasts" style:next-style-name="Parasts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Virsraksts9" style:display-name="Virsraksts 9" style:family="paragraph" style:parent-style-name="Parasts" style:next-style-name="Parasts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Parasts" style:display-name="Parasts" style:family="paragraph">
      <style:text-properties fo:language="lv" fo:country="LV" fo:hyphenate="false"/>
    </style:style>
    <style:style style:name="Noklusējumarindkopasfonts" style:display-name="Noklusējuma rindkopas fonts" style:family="text"/>
    <style:style style:name="Virsraksts1Rakstz." style:display-name="Virsraksts 1 Rakstz." style:family="text" style:parent-style-name="Noklusējumarindkopasfonts">
      <style:text-properties style:font-name="Calibri Light" style:font-name-asian="Yu Gothic Light" style:font-name-complex="Times New Roman" fo:color="#2F5496" fo:font-size="20pt" style:font-size-asian="20pt" style:font-size-complex="20pt" fo:language="lv" fo:country="LV"/>
    </style:style>
    <style:style style:name="Virsraksts2Rakstz." style:display-name="Virsraksts 2 Rakstz." style:family="text" style:parent-style-name="Noklusējumarindkopasfonts">
      <style:text-properties style:font-name="Calibri Light" style:font-name-asian="Yu Gothic Light" style:font-name-complex="Times New Roman" fo:color="#2F5496" fo:font-size="16pt" style:font-size-asian="16pt" style:font-size-complex="16pt" fo:language="lv" fo:country="LV"/>
    </style:style>
    <style:style style:name="Virsraksts3Rakstz." style:display-name="Virsraksts 3 Rakstz." style:family="text" style:parent-style-name="Noklusējumarindkopasfonts">
      <style:text-properties style:font-name-asian="Yu Gothic Light" style:font-name-complex="Times New Roman" fo:color="#2F5496" fo:font-size="14pt" style:font-size-asian="14pt" style:font-size-complex="14pt" fo:language="lv" fo:country="LV"/>
    </style:style>
    <style:style style:name="Virsraksts4Rakstz." style:display-name="Virsraksts 4 Rakstz." style:family="text" style:parent-style-name="Noklusējumarindkopasfonts">
      <style:text-properties style:font-name-asian="Yu Gothic Light" style:font-name-complex="Times New Roman" fo:font-style="italic" style:font-style-asian="italic" style:font-style-complex="italic" fo:color="#2F5496" fo:language="lv" fo:country="LV"/>
    </style:style>
    <style:style style:name="Virsraksts5Rakstz." style:display-name="Virsraksts 5 Rakstz." style:family="text" style:parent-style-name="Noklusējumarindkopasfonts">
      <style:text-properties style:font-name-asian="Yu Gothic Light" style:font-name-complex="Times New Roman" fo:color="#2F5496" fo:language="lv" fo:country="LV"/>
    </style:style>
    <style:style style:name="Virsraksts6Rakstz." style:display-name="Virsraksts 6 Rakstz." style:family="text" style:parent-style-name="Noklusējumarindkopasfonts">
      <style:text-properties style:font-name-asian="Yu Gothic Light" style:font-name-complex="Times New Roman" fo:font-style="italic" style:font-style-asian="italic" style:font-style-complex="italic" fo:color="#595959" fo:language="lv" fo:country="LV"/>
    </style:style>
    <style:style style:name="Virsraksts7Rakstz." style:display-name="Virsraksts 7 Rakstz." style:family="text" style:parent-style-name="Noklusējumarindkopasfonts">
      <style:text-properties style:font-name-asian="Yu Gothic Light" style:font-name-complex="Times New Roman" fo:color="#595959" fo:language="lv" fo:country="LV"/>
    </style:style>
    <style:style style:name="Virsraksts8Rakstz." style:display-name="Virsraksts 8 Rakstz." style:family="text" style:parent-style-name="Noklusējumarindkopasfonts">
      <style:text-properties style:font-name-asian="Yu Gothic Light" style:font-name-complex="Times New Roman" fo:font-style="italic" style:font-style-asian="italic" style:font-style-complex="italic" fo:color="#272727" fo:language="lv" fo:country="LV"/>
    </style:style>
    <style:style style:name="Virsraksts9Rakstz." style:display-name="Virsraksts 9 Rakstz." style:family="text" style:parent-style-name="Noklusējumarindkopasfonts">
      <style:text-properties style:font-name-asian="Yu Gothic Light" style:font-name-complex="Times New Roman" fo:color="#272727" fo:language="lv" fo:country="LV"/>
    </style:style>
    <style:style style:name="Nosaukums" style:display-name="Nosaukums" style:family="paragraph" style:parent-style-name="Parasts" style:next-style-name="Parasts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fo:font-size="28pt" style:font-size-asian="28pt" style:font-size-complex="28pt" fo:hyphenate="false"/>
    </style:style>
    <style:style style:name="NosaukumsRakstz." style:display-name="Nosaukums Rakstz." style:family="text" style:parent-style-name="Noklusējumarindkopasfonts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language="lv" fo:country="LV"/>
    </style:style>
    <style:style style:name="Apakšvirsraksts" style:display-name="Apakšvirsraksts" style:family="paragraph" style:parent-style-name="Parasts" style:next-style-name="Parasts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ApakšvirsrakstsRakstz." style:display-name="Apakšvirsraksts Rakstz." style:family="text" style:parent-style-name="Noklusējumarindkopasfonts">
      <style:text-properties style:font-name-asian="Yu Gothic Light" style:font-name-complex="Times New Roman" fo:color="#595959" fo:letter-spacing="0.0104in" fo:font-size="14pt" style:font-size-asian="14pt" style:font-size-complex="14pt" fo:language="lv" fo:country="LV"/>
    </style:style>
    <style:style style:name="Citāts" style:display-name="Citāts" style:family="paragraph" style:parent-style-name="Parasts" style:next-style-name="Parasts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ātsRakstz." style:display-name="Citāts Rakstz." style:family="text" style:parent-style-name="Noklusējumarindkopasfonts">
      <style:text-properties fo:font-style="italic" style:font-style-asian="italic" style:font-style-complex="italic" fo:color="#404040" fo:language="lv" fo:country="LV"/>
    </style:style>
    <style:style style:name="Sarakstarindkopa" style:display-name="Saraksta rindkopa" style:family="paragraph" style:parent-style-name="Parasts">
      <style:paragraph-properties style:contextual-spacing="true" fo:margin-left="0.5in">
        <style:tab-stops/>
      </style:paragraph-properties>
      <style:text-properties fo:hyphenate="false"/>
    </style:style>
    <style:style style:name="Intensīvsizcēlums" style:display-name="Intensīvs izcēlums" style:family="text" style:parent-style-name="Noklusējumarindkopasfonts">
      <style:text-properties fo:font-style="italic" style:font-style-asian="italic" style:font-style-complex="italic" fo:color="#2F5496"/>
    </style:style>
    <style:style style:name="Intensīvscitāts" style:display-name="Intensīvs citāts" style:family="paragraph" style:parent-style-name="Parasts" style:next-style-name="Parasts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īvscitātsRakstz." style:display-name="Intensīvs citāts Rakstz." style:family="text" style:parent-style-name="Noklusējumarindkopasfonts">
      <style:text-properties fo:font-style="italic" style:font-style-asian="italic" style:font-style-complex="italic" fo:color="#2F5496" fo:language="lv" fo:country="LV"/>
    </style:style>
    <style:style style:name="Intensīvaatsauce" style:display-name="Intensīva atsauce" style:family="text" style:parent-style-name="Noklusējumarindkopasfonts">
      <style:text-properties fo:font-weight="bold" style:font-weight-asian="bold" style:font-weight-complex="bold" fo:font-variant="small-caps" fo:color="#2F5496" fo:letter-spacing="0.0034in"/>
    </style:style>
    <style:style style:name="Galvene" style:display-name="Galvene" style:family="paragraph" style:parent-style-name="Parasts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GalveneRakstz." style:display-name="Galvene Rakstz." style:family="text" style:parent-style-name="Noklusējumarindkopasfonts">
      <style:text-properties fo:language="lv" fo:country="LV"/>
    </style:style>
    <style:style style:name="Kājene" style:display-name="Kājene" style:family="paragraph" style:parent-style-name="Parasts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ājeneRakstz." style:display-name="Kājene Rakstz." style:family="text" style:parent-style-name="Noklusējumarindkopasfonts">
      <style:text-properties fo:language="lv" fo:country="LV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75in" text:min-label-width="0.2916in" text:list-level-position-and-space-mode="label-alignment">
          <style:list-level-label-alignment text:label-followed-by="listtab" fo:margin-left="1.0416in" fo:text-indent="-0.2916in"/>
        </style:list-level-properties>
      </text:list-level-style-number>
      <text:list-level-style-number text:level="3" style:num-list-format-name="NLF1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text:list-style style:name="LFO3">
      <text:list-level-style-number text:level="1" style:num-suffix="." style:num-list-format-name="NLF2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istians Magons</meta:initial-creator>
    <dc:creator>Kristians Magons</dc:creator>
    <meta:creation-date>2024-09-16T10:18:00Z</meta:creation-date>
    <dc:date>2024-09-17T17:41:00Z</dc:date>
    <meta:template xlink:href="Normal" xlink:type="simple"/>
    <meta:editing-cycles>13</meta:editing-cycles>
    <meta:editing-duration>PT14640S</meta:editing-duration>
    <meta:document-statistic meta:page-count="3" meta:paragraph-count="4" meta:word-count="1404" meta:character-count="2201" meta:row-count="6" meta:non-whitespace-character-count="801"/>
  </office:meta>
</office:document-meta>
</file>